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66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9.77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0.65mm"/>
    </style:style>
    <style:style style:name="co8" style:family="table-column">
      <style:table-column-properties fo:break-before="auto" style:column-width="24.2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37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30.13mm"/>
    </style:style>
    <style:style style:name="co15" style:family="table-column">
      <style:table-column-properties fo:break-before="auto" style:column-width="31.47mm"/>
    </style:style>
    <style:style style:name="co16" style:family="table-column">
      <style:table-column-properties fo:break-before="auto" style:column-width="35.35mm"/>
    </style:style>
    <style:style style:name="co17" style:family="table-column">
      <style:table-column-properties fo:break-before="auto" style:column-width="30.5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ff66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number-columns-repeated="3" table:default-cell-style-name="ce3"/>
        <table:table-column table:style-name="co17" table:default-cell-style-name="ce3"/>
        <table:table-column table:style-name="co18" table:number-columns-repeated="997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 table:number-columns-repeated="4"/>
          <table:table-cell table:style-name="ce11" table:formula="of:=MAX([.F3:.F27])" office:value-type="float" office:value="0.788686" calcext:value-type="float">
            <text:p>0,78868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</text:p>
            <text:p>Test</text:p>
          </table:table-cell>
          <table:table-cell table:style-name="ce1" office:value-type="string" calcext:value-type="string">
            <text:p>Test</text:p>
            <text:p>Acc 1</text:p>
          </table:table-cell>
          <table:table-cell table:style-name="ce1" office:value-type="string" calcext:value-type="string">
            <text:p>Test</text:p>
            <text:p>Acc 2</text:p>
          </table:table-cell>
          <table:table-cell table:style-name="ce1" office:value-type="string" calcext:value-type="string">
            <text:p>Test</text:p>
            <text:p>Acc 3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2-21" calcext:value-type="date">
            <text:p>21.02.18</text:p>
          </table:table-cell>
          <table:table-cell table:style-name="ce2" table:number-columns-repeated="4"/>
          <table:table-cell table:style-name="ce5" table:formula="of:=AVERAGE([.G3:.I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3" calcext:value-type="date">
            <text:p>23.02.18</text:p>
          </table:table-cell>
          <table:table-cell table:style-name="ce2" table:number-columns-repeated="4"/>
          <table:table-cell table:formula="of:=AVERAGE([.G4:.I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3" calcext:value-type="date">
            <text:p>23.02.18</text:p>
          </table:table-cell>
          <table:table-cell table:style-name="ce2" table:number-columns-repeated="4"/>
          <table:table-cell table:style-name="ce7" table:formula="of:=AVERAGE([.G5:.I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4" calcext:value-type="date">
            <text:p>24.02.18</text:p>
          </table:table-cell>
          <table:table-cell table:style-name="ce2" table:number-columns-repeated="4"/>
          <table:table-cell table:style-name="ce7" table:formula="of:=AVERAGE([.G6:.I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4" calcext:value-type="date">
            <text:p>24.02.18</text:p>
          </table:table-cell>
          <table:table-cell table:style-name="ce2" table:number-columns-repeated="4"/>
          <table:table-cell table:formula="of:=AVERAGE([.G7:.I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5" calcext:value-type="date">
            <text:p>25.02.18</text:p>
          </table:table-cell>
          <table:table-cell table:style-name="ce2" table:number-columns-repeated="4"/>
          <table:table-cell table:formula="of:=AVERAGE([.G8:.I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6" calcext:value-type="date">
            <text:p>26.02.18</text:p>
          </table:table-cell>
          <table:table-cell table:style-name="ce2" table:number-columns-repeated="4"/>
          <table:table-cell table:style-name="ce7" table:formula="of:=AVERAGE([.G9:.I9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2-26" calcext:value-type="date">
            <text:p>26.02.18</text:p>
          </table:table-cell>
          <table:table-cell table:style-name="ce2" table:number-columns-repeated="4"/>
          <table:table-cell table:style-name="ce7" table:formula="of:=AVERAGE([.G10:.I10])" office:value-type="float" office:value="0.777504" calcext:value-type="float">
            <text:p>0,777504</text:p>
          </table:table-cell>
          <table:table-cell office:value-type="float" office:value="0.777504" calcext:value-type="float">
            <text:p>0,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.03.18</text:p>
          </table:table-cell>
          <table:table-cell table:style-name="ce2" table:number-columns-repeated="4"/>
          <table:table-cell table:style-name="ce7" table:formula="of:=AVERAGE([.G11:.I11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.03.18</text:p>
          </table:table-cell>
          <table:table-cell table:style-name="ce2" table:number-columns-repeated="4"/>
          <table:table-cell table:formula="of:=AVERAGE([.G12:.I12])" office:value-type="float" office:value="0.767472" calcext:value-type="float">
            <text:p>0,767472</text:p>
          </table:table-cell>
          <table:table-cell office:value-type="float" office:value="0.767472" calcext:value-type="float">
            <text:p>0,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2" calcext:value-type="date">
            <text:p>02.03.18</text:p>
          </table:table-cell>
          <table:table-cell table:style-name="ce2" table:number-columns-repeated="4"/>
          <table:table-cell table:formula="of:=AVERAGE([.G13:.I13])" office:value-type="float" office:value="0.761388" calcext:value-type="float">
            <text:p>0,761388</text:p>
          </table:table-cell>
          <table:table-cell office:value-type="float" office:value="0.761388" calcext:value-type="float">
            <text:p>0,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6" calcext:value-type="date">
            <text:p>06.03.18</text:p>
          </table:table-cell>
          <table:table-cell table:style-name="ce2"/>
          <table:table-cell table:style-name="ce6" office:value-type="float" office:value="0.743021" calcext:value-type="float">
            <text:p>0,743021</text:p>
          </table:table-cell>
          <table:table-cell table:style-name="ce6" table:number-columns-repeated="2"/>
          <table:table-cell table:formula="of:=AVERAGE([.G14:.I14])" office:value-type="float" office:value="0.744121" calcext:value-type="float">
            <text:p>0,744121</text:p>
          </table:table-cell>
          <table:table-cell office:value-type="float" office:value="0.744121" calcext:value-type="float">
            <text:p>0,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6" calcext:value-type="date">
            <text:p>06.03.18</text:p>
          </table:table-cell>
          <table:table-cell table:style-name="ce2"/>
          <table:table-cell table:style-name="ce6" office:value-type="float" office:value="0.778654" calcext:value-type="float">
            <text:p>0,778654</text:p>
          </table:table-cell>
          <table:table-cell table:style-name="ce6" table:number-columns-repeated="2"/>
          <table:table-cell table:style-name="ce7" table:formula="of:=AVERAGE([.G15:.I15])" office:value-type="float" office:value="0.78293" calcext:value-type="float">
            <text:p>0,78293</text:p>
          </table:table-cell>
          <table:table-cell office:value-type="float" office:value="0.78293" calcext:value-type="float">
            <text:p>0,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07" calcext:value-type="date">
            <text:p>07.03.18</text:p>
          </table:table-cell>
          <table:table-cell table:style-name="ce2"/>
          <table:table-cell office:value-type="float" office:value="0.773071" calcext:value-type="float">
            <text:p>0,773071</text:p>
          </table:table-cell>
          <table:table-cell table:number-columns-repeated="2"/>
          <table:table-cell table:formula="of:=AVERAGE([.G16:.I16])" office:value-type="float" office:value="0.780628" calcext:value-type="float">
            <text:p>0,780628</text:p>
          </table:table-cell>
          <table:table-cell office:value-type="float" office:value="0.780628" calcext:value-type="float">
            <text:p>0,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7" calcext:value-type="date">
            <text:p>07.03.18</text:p>
          </table:table-cell>
          <table:table-cell table:style-name="ce2"/>
          <table:table-cell office:value-type="float" office:value="0.742529" calcext:value-type="float">
            <text:p>0,742529</text:p>
          </table:table-cell>
          <table:table-cell table:number-columns-repeated="2"/>
          <table:table-cell table:formula="of:=AVERAGE([.G17:.I17])" office:value-type="float" office:value="0.74593" calcext:value-type="float">
            <text:p>0,74593</text:p>
          </table:table-cell>
          <table:table-cell office:value-type="float" office:value="0.74593" calcext:value-type="float">
            <text:p>0,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7" calcext:value-type="date">
            <text:p>07.03.18</text:p>
          </table:table-cell>
          <table:table-cell table:style-name="ce2"/>
          <table:table-cell office:value-type="float" office:value="0.655008" calcext:value-type="float">
            <text:p>0,655008</text:p>
          </table:table-cell>
          <table:table-cell table:number-columns-repeated="2"/>
          <table:table-cell table:formula="of:=AVERAGE([.G18:.I18])" office:value-type="float" office:value="0.656635" calcext:value-type="float">
            <text:p>0,656635</text:p>
          </table:table-cell>
          <table:table-cell office:value-type="float" office:value="0.656635" calcext:value-type="float">
            <text:p>0,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8" calcext:value-type="date">
            <text:p>08.03.18</text:p>
          </table:table-cell>
          <table:table-cell table:style-name="ce2"/>
          <table:table-cell office:value-type="float" office:value="0.677832" calcext:value-type="float">
            <text:p>0,677832</text:p>
          </table:table-cell>
          <table:table-cell table:number-columns-repeated="2"/>
          <table:table-cell table:formula="of:=AVERAGE([.G19:.I19])" office:value-type="float" office:value="0.680645" calcext:value-type="float">
            <text:p>0,680645</text:p>
          </table:table-cell>
          <table:table-cell office:value-type="float" office:value="0.680645" calcext:value-type="float">
            <text:p>0,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8" calcext:value-type="date">
            <text:p>08.03.18</text:p>
          </table:table-cell>
          <table:table-cell table:style-name="ce2"/>
          <table:table-cell office:value-type="float" office:value="0.672085" calcext:value-type="float">
            <text:p>0,672085</text:p>
          </table:table-cell>
          <table:table-cell table:number-columns-repeated="2"/>
          <table:table-cell table:formula="of:=AVERAGE([.G20:.I20])" office:value-type="float" office:value="0.673409" calcext:value-type="float">
            <text:p>0,673409</text:p>
          </table:table-cell>
          <table:table-cell office:value-type="float" office:value="0.673409" calcext:value-type="float">
            <text:p>0,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80131" calcext:value-type="float">
            <text:p>0,780131</text:p>
          </table:table-cell>
          <table:table-cell table:number-columns-repeated="2"/>
          <table:table-cell table:formula="of:=AVERAGE([.G21:.I21])" office:value-type="float" office:value="0.780135" calcext:value-type="float">
            <text:p>0,780135</text:p>
          </table:table-cell>
          <table:table-cell office:value-type="float" office:value="0.780135" calcext:value-type="float">
            <text:p>0,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9803" calcext:value-type="float">
            <text:p>0,779803</text:p>
          </table:table-cell>
          <table:table-cell table:number-columns-repeated="2"/>
          <table:table-cell table:style-name="ce5" table:formula="of:=AVERAGE([.G22:.I22])" office:value-type="float" office:value="0.788686" calcext:value-type="float">
            <text:p>0,788686</text:p>
          </table:table-cell>
          <table:table-cell office:value-type="float" office:value="0.788686" calcext:value-type="float">
            <text:p>0,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3071" calcext:value-type="float">
            <text:p>0,773071</text:p>
          </table:table-cell>
          <table:table-cell table:number-columns-repeated="2"/>
          <table:table-cell table:formula="of:=AVERAGE([.G23:.I23])" office:value-type="float" office:value="0.782273" calcext:value-type="float">
            <text:p>0,782273</text:p>
          </table:table-cell>
          <table:table-cell office:value-type="float" office:value="0.782273" calcext:value-type="float">
            <text:p>0,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30" calcext:value-type="float">
            <text:p>3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5041" calcext:value-type="float">
            <text:p>0,775041</text:p>
          </table:table-cell>
          <table:table-cell table:number-columns-repeated="2"/>
          <table:table-cell table:formula="of:=AVERAGE([.G24:.I24])" office:value-type="float" office:value="0.784739" calcext:value-type="float">
            <text:p>0,784739</text:p>
          </table:table-cell>
          <table:table-cell office:value-type="float" office:value="0.784739" calcext:value-type="float">
            <text:p>0,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2" calcext:value-type="float">
            <text:p>22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4384" calcext:value-type="float">
            <text:p>0,774384</text:p>
          </table:table-cell>
          <table:table-cell table:number-columns-repeated="2"/>
          <table:table-cell table:formula="of:=AVERAGE([.G25:.I25])" office:value-type="float" office:value="0.783095" calcext:value-type="float">
            <text:p>0,783095</text:p>
          </table:table-cell>
          <table:table-cell office:value-type="float" office:value="0.783095" calcext:value-type="float">
            <text:p>0,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8" calcext:value-type="float">
            <text:p>18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2906" calcext:value-type="float">
            <text:p>0,772906</text:p>
          </table:table-cell>
          <table:table-cell table:number-columns-repeated="2"/>
          <table:table-cell table:formula="of:=AVERAGE([.G26:.I26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74698" calcext:value-type="float">
            <text:p>0,774698</text:p>
          </table:table-cell>
          <table:table-cell/>
          <table:table-cell table:style-name="ce7"/>
          <table:table-cell table:formula="of:=AVERAGE([.G27:.I27])" office:value-type="float" office:value="0.779313" calcext:value-type="float">
            <text:p>0,779313</text:p>
          </table:table-cell>
          <table:table-cell office:value-type="float" office:value="0.779313" calcext:value-type="float">
            <text:p>0,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office:value-type="float" office:value="0.735468" calcext:value-type="float">
            <text:p>0,735468</text:p>
          </table:table-cell>
          <table:table-cell/>
          <table:table-cell table:style-name="ce7"/>
          <table:table-cell table:formula="of:=AVERAGE([.G28:.I28])" office:value-type="float" office:value="0.737214" calcext:value-type="float">
            <text:p>0,737214</text:p>
          </table:table-cell>
          <table:table-cell office:value-type="float" office:value="0.737214" calcext:value-type="float">
            <text:p>0,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50" calcext:value-type="float">
            <text:p>50</text:p>
          </table:table-cell>
          <table:table-cell table:style-name="ce7" office:value-type="string" calcext:value-type="string">
            <text:p>[1,13,50,1]</text:p>
          </table:table-cell>
          <table:table-cell table:style-name="ce16" office:value-type="float" office:value="0.0001" calcext:value-type="float">
            <text:p>0,00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table:style-name="ce7" office:value-type="float" office:value="0.792118" calcext:value-type="float">
            <text:p>0,792118</text:p>
          </table:table-cell>
          <table:table-cell table:style-name="ce7" table:number-columns-repeated="2"/>
          <table:table-cell table:style-name="ce12" table:formula="of:=AVERAGE([.G29:.I29])" office:value-type="float" office:value="0.79954" calcext:value-type="float">
            <text:p>0,79954</text:p>
          </table:table-cell>
          <table:table-cell office:value-type="float" office:value="0.79954" calcext:value-type="float">
            <text:p>0,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table:style-name="ce8" office:value-type="float" office:value="0.793268" calcext:value-type="float">
            <text:p>0,793268</text:p>
          </table:table-cell>
          <table:table-cell table:style-name="ce10" table:number-columns-repeated="2"/>
          <table:table-cell table:formula="of:=AVERAGE([.G30:.I30])" office:value-type="float" office:value="0.787371" calcext:value-type="float">
            <text:p>0,787371</text:p>
          </table:table-cell>
          <table:table-cell office:value-type="float" office:value="0.787371" calcext:value-type="float">
            <text:p>0,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09" calcext:value-type="date">
            <text:p>09.03.18</text:p>
          </table:table-cell>
          <table:table-cell table:style-name="ce2"/>
          <table:table-cell table:style-name="ce7" office:value-type="float" office:value="0.789984" calcext:value-type="float">
            <text:p>0,789984</text:p>
          </table:table-cell>
          <table:table-cell table:style-name="ce7" table:number-columns-repeated="2"/>
          <table:table-cell table:formula="of:=AVERAGE([.G31:.I31])" office:value-type="float" office:value="0.794606" calcext:value-type="float">
            <text:p>0,794606</text:p>
          </table:table-cell>
          <table:table-cell office:value-type="float" office:value="0.794606" calcext:value-type="float">
            <text:p>0,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5" calcext:value-type="float">
            <text:p>2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table:style-name="ce9" office:value-type="float" office:value="0.792282" calcext:value-type="float">
            <text:p>0,792282</text:p>
          </table:table-cell>
          <table:table-cell table:style-name="ce7" table:number-columns-repeated="2"/>
          <table:table-cell table:style-name="ce5" table:formula="of:=AVERAGE([.G32:.I32])" office:value-type="float" office:value="0.797731" calcext:value-type="float">
            <text:p>0,797731</text:p>
          </table:table-cell>
          <table:table-cell office:value-type="float" office:value="0.797731" calcext:value-type="float">
            <text:p>0,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5" calcext:value-type="float">
            <text:p>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office:value-type="float" office:value="0.790476" calcext:value-type="float">
            <text:p>0,790476</text:p>
          </table:table-cell>
          <table:table-cell table:style-name="ce7" table:number-columns-repeated="2"/>
          <table:table-cell table:style-name="ce13" table:formula="of:=AVERAGE([.G33:.I33])" office:value-type="float" office:value="0.799704" calcext:value-type="float">
            <text:p>0,799704</text:p>
          </table:table-cell>
          <table:table-cell office:value-type="float" office:value="0.799704" calcext:value-type="float">
            <text:p>0,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office:value-type="float" office:value="0.785386" calcext:value-type="float">
            <text:p>0,785386</text:p>
          </table:table-cell>
          <table:table-cell table:style-name="ce7" table:number-columns-repeated="2"/>
          <table:table-cell table:style-name="ce12" table:formula="of:=AVERAGE([.G34:.I34])" office:value-type="float" office:value="0.794771" calcext:value-type="float">
            <text:p>0,794771</text:p>
          </table:table-cell>
          <table:table-cell office:value-type="float" office:value="0.794771" calcext:value-type="float">
            <text:p>0,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table:style-name="ce9" office:value-type="float" office:value="0.792611" calcext:value-type="float">
            <text:p>0,792611</text:p>
          </table:table-cell>
          <table:table-cell table:style-name="ce7" table:number-columns-repeated="2"/>
          <table:table-cell table:style-name="ce5" table:formula="of:=AVERAGE([.G35:.I35])" office:value-type="float" office:value="0.789344" calcext:value-type="float">
            <text:p>0,789344</text:p>
          </table:table-cell>
          <table:table-cell office:value-type="float" office:value="0.789344" calcext:value-type="float">
            <text:p>0,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16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table:number-columns-repeated="3"/>
          <table:table-cell table:style-name="ce7"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</text:p>
            <text:p>Test</text:p>
          </table:table-cell>
          <table:table-cell table:style-name="ce1" office:value-type="string" calcext:value-type="string">
            <text:p>Test</text:p>
            <text:p>Acc 1</text:p>
          </table:table-cell>
          <table:table-cell table:style-name="ce1" office:value-type="string" calcext:value-type="string">
            <text:p>Test</text:p>
            <text:p>Acc 2</text:p>
          </table:table-cell>
          <table:table-cell table:style-name="ce1" office:value-type="string" calcext:value-type="string">
            <text:p>Test</text:p>
            <text:p>Acc 3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7"/>
        </table:table-row>
        <table:table-row table:style-name="ro3">
          <table:table-cell table:style-name="ce2" office:value-type="date" office:date-value="2018-03-12" calcext:value-type="date">
            <text:p>12.03.18</text:p>
          </table:table-cell>
          <table:table-cell table:style-name="ce2"/>
          <table:table-cell office:value-type="float" office:value="0.789491" calcext:value-type="float">
            <text:p>0,789491</text:p>
          </table:table-cell>
          <table:table-cell table:style-name="ce7" table:number-columns-repeated="2"/>
          <table:table-cell table:style-name="ce5" table:formula="of:=AVERAGE([.G38:.I38])" office:value-type="float" office:value="0.795922" calcext:value-type="float">
            <text:p>0,795922</text:p>
          </table:table-cell>
          <table:table-cell office:value-type="float" office:value="0.795922" calcext:value-type="float">
            <text:p>0,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867" calcext:value-type="float">
            <text:p>0,7867</text:p>
          </table:table-cell>
          <table:table-cell table:style-name="ce7" table:number-columns-repeated="2"/>
          <table:table-cell table:style-name="ce5" table:formula="of:=AVERAGE([.G39:.I39])" office:value-type="float" office:value="0.788357" calcext:value-type="float">
            <text:p>0,788357</text:p>
          </table:table-cell>
          <table:table-cell office:value-type="float" office:value="0.788357" calcext:value-type="float">
            <text:p>0,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table:style-name="ce5" office:value-type="float" office:value="0.792611" calcext:value-type="float">
            <text:p>0,792611</text:p>
          </table:table-cell>
          <table:table-cell table:style-name="ce5" table:number-columns-repeated="2"/>
          <table:table-cell table:style-name="ce5" table:formula="of:=AVERAGE([.G40:.I40])" office:value-type="float" office:value="0.792468" calcext:value-type="float">
            <text:p>0,792468</text:p>
          </table:table-cell>
          <table:table-cell office:value-type="float" office:value="0.792468" calcext:value-type="float">
            <text:p>0,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number-columns-repeated="2"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7931" calcext:value-type="float">
            <text:p>0,77931</text:p>
          </table:table-cell>
          <table:table-cell table:style-name="ce7" table:number-columns-repeated="2"/>
          <table:table-cell table:style-name="ce5" table:formula="of:=AVERAGE([.G41:.I41])" office:value-type="float" office:value="0.787699" calcext:value-type="float">
            <text:p>0,787699</text:p>
          </table:table-cell>
          <table:table-cell office:value-type="float" office:value="0.787699" calcext:value-type="float">
            <text:p>0,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number-columns-repeated="2" table:style-name="ce16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80131" calcext:value-type="float">
            <text:p>0,780131</text:p>
          </table:table-cell>
          <table:table-cell table:style-name="ce7" table:number-columns-repeated="2"/>
          <table:table-cell table:style-name="ce5" table:formula="of:=AVERAGE([.G42:.I42])" office:value-type="float" office:value="0.791317" calcext:value-type="float">
            <text:p>0,791317</text:p>
          </table:table-cell>
          <table:table-cell office:value-type="float" office:value="0.791317" calcext:value-type="float">
            <text:p>0,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Sigmoid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0"/>
        </table:table-row>
        <table:table-row table:style-name="ro3">
          <table:table-cell table:style-name="ce4" office:value-type="date" office:date-value="2018-03-13" calcext:value-type="date">
            <text:p>13.03.18</text:p>
          </table:table-cell>
          <table:table-cell table:style-name="ce5" table:formula="of:=AVERAGE([.C43:.E43])" office:value-type="float" office:value="0.797427666666667" calcext:value-type="float">
            <text:p>0,7974277</text:p>
          </table:table-cell>
          <table:table-cell table:style-name="ce8" office:value-type="float" office:value="0.799343" calcext:value-type="float">
            <text:p>0,799343</text:p>
          </table:table-cell>
          <table:table-cell table:style-name="ce5" office:value-type="float" office:value="0.798194" calcext:value-type="float">
            <text:p>0,798194</text:p>
          </table:table-cell>
          <table:table-cell table:style-name="ce5" office:value-type="float" office:value="0.794746" calcext:value-type="float">
            <text:p>0,794746</text:p>
          </table:table-cell>
          <table:table-cell table:style-name="ce12" table:formula="of:=AVERAGE([.G43:.I43])" office:value-type="float" office:value="0.802389666666667" calcext:value-type="float">
            <text:p>0,8023897</text:p>
          </table:table-cell>
          <table:table-cell office:value-type="float" office:value="0.801348" calcext:value-type="float">
            <text:p>0,801348</text:p>
          </table:table-cell>
          <table:table-cell office:value-type="float" office:value="0.804966" calcext:value-type="float">
            <text:p>0,804966</text:p>
          </table:table-cell>
          <table:table-cell office:value-type="float" office:value="0.800855" calcext:value-type="float">
            <text:p>0,800855</text:p>
          </table:table-cell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office:value-type="string" calcext:value-type="string">
            <text:p>18-03-15-20-40-07</text:p>
          </table:table-cell>
          <table:table-cell office:value-type="string" calcext:value-type="string">
            <text:p>18-03-15-10-54-35</text:p>
          </table:table-cell>
          <table:table-cell table:number-columns-repeated="998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table:style-name="Default"/>
          <table:table-cell table:style-name="ce7" office:value-type="float" office:value="0.795402" calcext:value-type="float">
            <text:p>0,795402</text:p>
          </table:table-cell>
          <table:table-cell table:style-name="ce7"/>
          <table:table-cell table:style-name="ce5" table:formula="of:=AVERAGE([.G44:.I44])" office:value-type="float" office:value="0.7969085" calcext:value-type="float">
            <text:p>0,7969085</text:p>
          </table:table-cell>
          <table:table-cell office:value-type="float" office:value="0.796744" calcext:value-type="float">
            <text:p>0,796744</text:p>
          </table:table-cell>
          <table:table-cell office:value-type="float" office:value="0.797073" calcext:value-type="float">
            <text:p>0,797073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Sigmoid</text:p>
          </table:table-cell>
          <table:table-cell table:style-name="ce7" office:value-type="string" calcext:value-type="string">
            <text:p>R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office:value-type="string" calcext:value-type="string">
            <text:p>18-03-15-20-41-37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office:value-type="float" office:value="0.789819" calcext:value-type="float">
            <text:p>0,789819</text:p>
          </table:table-cell>
          <table:table-cell table:style-name="ce7" table:number-columns-repeated="2"/>
          <table:table-cell table:style-name="ce5" table:formula="of:=AVERAGE([.G45:.I45])" office:value-type="float" office:value="0.792633" calcext:value-type="float">
            <text:p>0,792633</text:p>
          </table:table-cell>
          <table:table-cell office:value-type="float" office:value="0.792633" calcext:value-type="float">
            <text:p>0,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.03.18</text:p>
          </table:table-cell>
          <table:table-cell table:style-name="ce2"/>
          <table:table-cell table:style-name="Default"/>
          <table:table-cell table:style-name="ce5" office:value-type="float" office:value="0.795238" calcext:value-type="float">
            <text:p>0,795238</text:p>
          </table:table-cell>
          <table:table-cell table:style-name="ce5"/>
          <table:table-cell table:style-name="ce5" table:formula="of:=AVERAGE([.G46:.I46])" office:value-type="float" office:value="0.7980595" calcext:value-type="float">
            <text:p>0,7980595</text:p>
          </table:table-cell>
          <table:table-cell office:value-type="float" office:value="0.797073" calcext:value-type="float">
            <text:p>0,797073</text:p>
          </table:table-cell>
          <table:table-cell office:value-type="float" office:value="0.799046" calcext:value-type="float">
            <text:p>0,799046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Sigmoid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office:value-type="string" calcext:value-type="string">
            <text:p>18-03-15-20-43-11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4" calcext:value-type="date">
            <text:p>14.03.18</text:p>
          </table:table-cell>
          <table:table-cell table:style-name="ce2"/>
          <table:table-cell office:value-type="float" office:value="0.787192" calcext:value-type="float">
            <text:p>0,787192</text:p>
          </table:table-cell>
          <table:table-cell table:style-name="ce7"/>
          <table:table-cell/>
          <table:table-cell table:formula="of:=AVERAGE([.G47:.I47])" office:value-type="float" office:value="0.792633" calcext:value-type="float">
            <text:p>0,792633</text:p>
          </table:table-cell>
          <table:table-cell office:value-type="float" office:value="0.792633" calcext:value-type="float">
            <text:p>0,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16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5-51-04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4" calcext:value-type="date">
            <text:p>14.03.18</text:p>
          </table:table-cell>
          <table:table-cell table:style-name="ce2"/>
          <table:table-cell office:value-type="float" office:value="0.737767" calcext:value-type="float">
            <text:p>0,737767</text:p>
          </table:table-cell>
          <table:table-cell table:style-name="ce7"/>
          <table:table-cell/>
          <table:table-cell table:formula="of:=AVERAGE([.G48:.I48])" office:value-type="float" office:value="0.737379" calcext:value-type="float">
            <text:p>0,737379</text:p>
          </table:table-cell>
          <table:table-cell office:value-type="float" office:value="0.737379" calcext:value-type="float">
            <text:p>0,73737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6-01-4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5" calcext:value-type="date">
            <text:p>15.03.18</text:p>
          </table:table-cell>
          <table:table-cell table:style-name="ce2"/>
          <table:table-cell table:style-name="ce9" office:value-type="float" office:value="0.798522" calcext:value-type="float">
            <text:p>0,798522</text:p>
          </table:table-cell>
          <table:table-cell table:style-name="ce7"/>
          <table:table-cell/>
          <table:table-cell table:style-name="ce12" table:formula="of:=AVERAGE([.G49:.I49])" office:value-type="float" office:value="0.802911" calcext:value-type="float">
            <text:p>0,802911</text:p>
          </table:table-cell>
          <table:table-cell office:value-type="float" office:value="0.8025" calcext:value-type="float">
            <text:p>0,8025</text:p>
          </table:table-cell>
          <table:table-cell office:value-type="float" office:value="0.803322" calcext:value-type="float">
            <text:p>0,803322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110;110;110;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13</text:p>
          </table:table-cell>
          <table:table-cell office:value-type="string" calcext:value-type="string">
            <text:p>18-03-16-09-55-28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5" calcext:value-type="date">
            <text:p>15.03.18</text:p>
          </table:table-cell>
          <table:table-cell table:style-name="ce2"/>
          <table:table-cell table:style-name="Default"/>
          <table:table-cell table:style-name="ce7" office:value-type="float" office:value="0.797701" calcext:value-type="float">
            <text:p>0,797701</text:p>
          </table:table-cell>
          <table:table-cell/>
          <table:table-cell table:style-name="ce13" table:formula="of:=AVERAGE([.G50:.I50])" office:value-type="float" office:value="0.8032395" calcext:value-type="float">
            <text:p>0,8032395</text:p>
          </table:table-cell>
          <table:table-cell office:value-type="float" office:value="0.805295" calcext:value-type="float">
            <text:p>0,805295</text:p>
          </table:table-cell>
          <table:table-cell office:value-type="float" office:value="0.801184" calcext:value-type="float">
            <text:p>0,801184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90;90;90;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51</text:p>
          </table:table-cell>
          <table:table-cell office:value-type="string" calcext:value-type="string">
            <text:p>18-03-16-09-56-35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6" calcext:value-type="date">
            <text:p>16.03.18</text:p>
          </table:table-cell>
          <table:table-cell table:style-name="ce2"/>
          <table:table-cell table:style-name="ce9" office:value-type="float" office:value="0.798686" calcext:value-type="float">
            <text:p>0,798686</text:p>
          </table:table-cell>
          <table:table-cell table:style-name="ce7"/>
          <table:table-cell/>
          <table:table-cell table:formula="of:=AVERAGE([.G51:.I51])" office:value-type="float" office:value="0.800033" calcext:value-type="float">
            <text:p>0,800033</text:p>
          </table:table-cell>
          <table:table-cell office:value-type="float" office:value="0.800033" calcext:value-type="float">
            <text:p>0,8000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7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200;200;200;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6-09-59-07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26" calcext:value-type="date">
            <text:p>26.03.18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formula="of:=AVERAGE([.G52:.I52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WAHR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string" calcext:value-type="string">
            <text:p>TanH</text:p>
          </table:table-cell>
          <table:table-cell table:style-name="ce16" office:value-type="string" calcext:value-type="string">
            <text:p>ELU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26-16-49-04</text:p>
          </table:table-cell>
          <table:table-cell table:number-columns-repeated="1000"/>
        </table:table-row>
        <table:table-row table:style-name="ro3">
          <table:table-cell table:number-columns-repeated="5"/>
          <table:table-cell table:formula="of:=AVERAGE([.G53:.I5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4:.I5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5:.I5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6:.I5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AVERAGE([.G57:.I5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6:48:17.2173227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6:49:26.589514360</dc:date>
    <meta:editing-duration>P1DT3H8M55S</meta:editing-duration>
    <meta:editing-cycles>251</meta:editing-cycles>
    <meta:generator>LibreOffice/5.1.6.2$Linux_X86_64 LibreOffice_project/10m0$Build-2</meta:generator>
    <meta:document-statistic meta:table-count="1" meta:cell-count="949" meta:object-count="0"/>
  </office:meta>
</office:document-meta>
</file>